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fo:font-size="11pt" officeooo:rsid="000c3b73" officeooo:paragraph-rsid="000c3b73" style:font-size-asian="11pt" style:font-size-complex="11pt"/>
    </style:style>
    <style:style style:name="P2" style:family="paragraph" style:parent-style-name="Standard">
      <style:text-properties fo:font-size="11pt" officeooo:paragraph-rsid="000c3b73" style:font-size-asian="11pt" style:font-size-complex="11pt"/>
    </style:style>
    <style:style style:name="P3" style:family="paragraph" style:parent-style-name="Standard">
      <style:text-properties fo:font-size="11pt" officeooo:paragraph-rsid="000d9887" style:font-size-asian="11pt" style:font-size-complex="11pt"/>
    </style:style>
    <style:style style:name="P4" style:family="paragraph" style:parent-style-name="Standard">
      <style:text-properties fo:font-size="11pt" officeooo:paragraph-rsid="000eed98" style:font-size-asian="11pt" style:font-size-complex="11pt"/>
    </style:style>
    <style:style style:name="P5" style:family="paragraph" style:parent-style-name="Standard">
      <style:text-properties fo:font-size="11pt" officeooo:paragraph-rsid="0015b4d3" style:font-size-asian="11pt" style:font-size-complex="11pt"/>
    </style:style>
    <style:style style:name="P6" style:family="paragraph" style:parent-style-name="Standard">
      <style:text-properties fo:font-size="11pt" officeooo:paragraph-rsid="0015b6a5" style:font-size-asian="11pt" style:font-size-complex="11pt"/>
    </style:style>
    <style:style style:name="P7" style:family="paragraph" style:parent-style-name="Standard">
      <style:text-properties officeooo:paragraph-rsid="0015b4d3"/>
    </style:style>
    <style:style style:name="P8" style:family="paragraph" style:parent-style-name="Standard">
      <style:text-properties fo:font-size="11pt" officeooo:rsid="000d9887" officeooo:paragraph-rsid="000d9887" style:font-size-asian="11pt" style:font-size-complex="11pt"/>
    </style:style>
    <style:style style:name="P9" style:family="paragraph" style:parent-style-name="Standard">
      <style:text-properties fo:font-size="11pt" officeooo:rsid="000eed98" officeooo:paragraph-rsid="000eed98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Serif" fo:font-size="30pt" officeooo:rsid="001b9c79" officeooo:paragraph-rsid="001b39b8" style:font-size-asian="30pt" style:font-size-complex="30pt"/>
    </style:style>
    <style:style style:name="P11" style:family="paragraph" style:parent-style-name="Standard">
      <style:text-properties style:font-name="Serif" fo:font-size="30pt" officeooo:rsid="001b9c79" officeooo:paragraph-rsid="0015b4d3" style:font-size-asian="30pt" style:font-size-complex="30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9c79" officeooo:paragraph-rsid="001b39b8"/>
    </style:style>
    <style:style style:name="P13" style:family="paragraph" style:parent-style-name="Standard">
      <style:text-properties officeooo:rsid="001b9c79" officeooo:paragraph-rsid="001b39b8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39b8" officeooo:paragraph-rsid="001b39b8"/>
    </style:style>
    <style:style style:name="P15" style:family="paragraph" style:parent-style-name="Standard">
      <style:text-properties officeooo:paragraph-rsid="000c3b73"/>
    </style:style>
    <style:style style:name="T1" style:family="text">
      <style:text-properties officeooo:rsid="000c3b73"/>
    </style:style>
    <style:style style:name="T2" style:family="text">
      <style:text-properties officeooo:rsid="000d9887"/>
    </style:style>
    <style:style style:name="T3" style:family="text">
      <style:text-properties officeooo:rsid="000eed98"/>
    </style:style>
    <style:style style:name="T4" style:family="text">
      <style:text-properties fo:language="el" fo:country="GR" officeooo:rsid="000eed98"/>
    </style:style>
    <style:style style:name="T5" style:family="text">
      <style:text-properties style:font-name="Miama Nueva" fo:font-size="20pt" officeooo:rsid="000eed98" style:font-size-asian="20pt" style:font-size-complex="20pt"/>
    </style:style>
    <style:style style:name="T6" style:family="text">
      <style:text-properties style:font-name="Miama Nueva" fo:font-size="20pt" fo:language="el" fo:country="GR" officeooo:rsid="000eed98" style:font-size-asian="20pt" style:font-size-complex="20pt"/>
    </style:style>
    <style:style style:name="T7" style:family="text">
      <style:text-properties fo:language="fr" fo:country="FR" officeooo:rsid="000eed98"/>
    </style:style>
    <style:style style:name="T8" style:family="text">
      <style:text-properties officeooo:rsid="0011f2d3"/>
    </style:style>
    <style:style style:name="T9" style:family="text">
      <style:text-properties officeooo:rsid="0015b4d3"/>
    </style:style>
    <style:style style:name="T10" style:family="text">
      <style:text-properties officeooo:rsid="0017c84c"/>
    </style:style>
    <style:style style:name="T11" style:family="text">
      <style:text-properties fo:font-variant="normal" fo:text-transform="none" fo:color="#000000" loext:opacity="100%" style:font-name="sans-serif" fo:font-size="11pt" fo:letter-spacing="0.106cm" fo:font-style="normal" fo:font-weight="bold" style:font-size-asian="11pt" style:font-size-complex="11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131313" loext:opacity="100%" style:text-line-through-style="none" style:text-line-through-type="none" style:font-name="sans-serif" fo:font-size="14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31313" loext:opacity="100%" style:text-line-through-style="none" style:text-line-through-type="none" style:font-name="sans-serif" fo:font-size="11pt" fo:letter-spacing="normal" fo:font-style="normal" style:text-underline-style="none" fo:font-weight="normal" style:text-blinking="false" style:font-size-asian="11pt" style:font-size-complex="11pt"/>
    </style:style>
    <style:style style:name="T17" style:family="text">
      <style:text-properties fo:font-variant="normal" fo:text-transform="none" fo:color="#131313" loext:opacity="100%" style:text-line-through-style="none" style:text-line-through-type="none" style:font-name="sans-serif" fo:font-size="11pt" fo:letter-spacing="normal" fo:font-style="normal" style:text-underline-style="none" fo:font-weight="normal" officeooo:rsid="001b9c79" style:text-blinking="false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1b9c79" style:font-size-asian="11pt" style:font-size-complex="11pt"/>
    </style:style>
    <style:style style:name="T20" style:family="text">
      <style:text-properties fo:font-size="11pt" officeooo:rsid="000c3b73" style:font-size-asian="11pt" style:font-size-complex="11pt"/>
    </style:style>
    <style:style style:name="T21" style:family="text">
      <style:text-properties fo:font-size="11pt" officeooo:rsid="001b39b8" style:font-size-asian="11pt" style:font-size-complex="11pt"/>
    </style:style>
    <style:style style:name="T22" style:family="text">
      <style:text-properties officeooo:rsid="001b9c79"/>
    </style:style>
    <style:style style:name="T2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0"/></text:p>
      <text:p text:style-name="Standard"><text:span text:style-name="T20"/></text:p>
      <text:p text:style-name="Standard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0"/>
      <text:p text:style-name="P10"/>
      <text:p text:style-name="P10"/>
      <text:p text:style-name="P10">NOUVELLE </text:p>
      <text:p text:style-name="P10">DISPOSITION</text:p>
      <text:p text:style-name="P13"/>
      <text:p text:style-name="P13"/>
      <text:p text:style-name="P14"><text:span text:style-name="T23">traduction simplifiée</text:span></text:p>
      <text:p text:style-name="P14"><text:span text:style-name="T22"><text:line-break/></text:span><text:a xlink:type="simple" xlink:href="http://1.html/" text:style-name="Internet_20_link" text:visited-style-name="Visited_20_Internet_20_Link"><text:span text:style-name="T17">MATTHIEU</text:span></text:a><text:span text:style-name="T19"><text:line-break/></text:span><text:a xlink:type="simple" xlink:href="http://2.html/" text:style-name="Internet_20_link" text:visited-style-name="Visited_20_Internet_20_Link"><text:span text:style-name="T17">MARC</text:span></text:a><text:span text:style-name="T19"><text:line-break/></text:span><text:a xlink:type="simple" xlink:href="http://17.html/" text:style-name="Internet_20_link" text:visited-style-name="Visited_20_Internet_20_Link"><text:span text:style-name="T17">TITE</text:span></text:a><text:span text:style-name="T19"><text:line-break/></text:span><text:a xlink:type="simple" xlink:href="http://18.html/" text:style-name="Internet_20_link" text:visited-style-name="Visited_20_Internet_20_Link"><text:span text:style-name="T17">PHILEMON</text:span></text:a><text:span text:style-name="T19"><text:line-break/></text:span><text:a xlink:type="simple" xlink:href="http://20.html/" text:style-name="Internet_20_link" text:visited-style-name="Visited_20_Internet_20_Link"><text:span text:style-name="T17">JACQUES</text:span></text:a><text:span text:style-name="T19"><text:line-break/></text:span><text:a xlink:type="simple" xlink:href="http://21.html/" text:style-name="Internet_20_link" text:visited-style-name="Visited_20_Internet_20_Link"><text:span text:style-name="T17">1 PIERRE</text:span></text:a><text:span text:style-name="T19"><text:line-break/></text:span><text:a xlink:type="simple" xlink:href="http://22.html/" text:style-name="Internet_20_link" text:visited-style-name="Visited_20_Internet_20_Link"><text:span text:style-name="T17">2 PIERRE</text:span></text:a><text:span text:style-name="T19"><text:line-break/></text:span><text:a xlink:type="simple" xlink:href="http://23.html/" text:style-name="Internet_20_link" text:visited-style-name="Visited_20_Internet_20_Link"><text:span text:style-name="T17">1 JEAN</text:span></text:a><text:span text:style-name="T19"><text:line-break/></text:span><text:a xlink:type="simple" xlink:href="http://24.html/" text:style-name="Internet_20_link" text:visited-style-name="Visited_20_Internet_20_Link"><text:span text:style-name="T17">2 JEAN</text:span></text:a><text:span text:style-name="T19"><text:line-break/></text:span><text:a xlink:type="simple" xlink:href="http://25.html/" text:style-name="Internet_20_link" text:visited-style-name="Visited_20_Internet_20_Link"><text:span text:style-name="T17">3 JEAN</text:span></text:a><text:span text:style-name="T19"><text:line-break/></text:span><text:a xlink:type="simple" xlink:href="http://26.html/" text:style-name="Internet_20_link" text:visited-style-name="Visited_20_Internet_20_Link"><text:span text:style-name="T17">JUDAS</text:span></text:a><text:span text:style-name="T19"><text:line-break/></text:span><text:a xlink:type="simple" xlink:href="http://27.html/" text:style-name="Internet_20_link" text:visited-style-name="Visited_20_Internet_20_Link"><text:span text:style-name="T17">APOCALYPSE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4"/></text:p>
      <text:p text:style-name="P12"><text:span text:style-name="T14">Ȼ Domaine public</text:span></text:p>
      <text:p text:style-name="P12"><text:span text:style-name="T11">AOÛT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72cm" fo:page-height="18.641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1.09cm">
          <style:column style:rel-width="32767*" fo:start-indent="0cm" fo:end-indent="0.545cm"/>
          <style:column style:rel-width="32768*" fo:start-indent="0.5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7T07:21:09.809000000</meta:creation-date>
    <dc:date>2022-08-30T06:35:29.268000000</dc:date>
    <meta:editing-duration>PT1H22M2S</meta:editing-duration>
    <meta:editing-cycles>1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26" meta:character-count="158" meta:non-whitespace-character-count="136"/>
  </office:meta>
</office:document-meta>
</file>